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a50b1" officeooo:paragraph-rsid="001a50b1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fo:font-size="12pt" style:text-underline-style="none" fo:font-weight="normal" officeooo:rsid="001a50b1" officeooo:paragraph-rsid="001a50b1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1b6e30" officeooo:paragraph-rsid="001b6e3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ccb33" officeooo:paragraph-rsid="001ccb33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1e8c46" officeooo:paragraph-rsid="001e8c46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style:text-underline-style="none" fo:font-weight="normal" officeooo:rsid="001fcfc6" officeooo:paragraph-rsid="001fcfc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25d580" officeooo:paragraph-rsid="0025d580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26a1d7" officeooo:paragraph-rsid="0026a1d7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style:text-underline-style="none" fo:font-weight="normal" officeooo:rsid="002988da" officeooo:paragraph-rsid="002988d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style:text-underline-style="none" fo:font-weight="normal" officeooo:rsid="002bcfc4" officeooo:paragraph-rsid="002bcfc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normal" officeooo:rsid="002c7b6d" officeooo:paragraph-rsid="002c7b6d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style:text-underline-style="none" fo:font-weight="normal" officeooo:rsid="002d2833" officeooo:paragraph-rsid="002d283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style:text-underline-style="none" fo:font-weight="normal" officeooo:rsid="002da829" officeooo:paragraph-rsid="002da829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style:text-underline-style="none" fo:font-weight="normal" officeooo:rsid="002e797c" officeooo:paragraph-rsid="002e797c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style:text-underline-style="none" fo:font-weight="normal" officeooo:rsid="002f1674" officeooo:paragraph-rsid="002f1674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style:text-underline-style="none" fo:font-weight="normal" officeooo:rsid="0032484d" officeooo:paragraph-rsid="00323ab6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8c46"/>
    </style:style>
    <style:style style:name="T3" style:family="text">
      <style:text-properties officeooo:rsid="00210e5d"/>
    </style:style>
    <style:style style:name="T4" style:family="text">
      <style:text-properties officeooo:rsid="0024fc2f"/>
    </style:style>
    <style:style style:name="T5" style:family="text">
      <style:text-properties officeooo:rsid="0026a1d7"/>
    </style:style>
    <style:style style:name="T6" style:family="text">
      <style:text-properties officeooo:rsid="002872d8"/>
    </style:style>
    <style:style style:name="T7" style:family="text">
      <style:text-properties officeooo:rsid="002a9641"/>
    </style:style>
    <style:style style:name="T8" style:family="text">
      <style:text-properties officeooo:rsid="002c7b6d"/>
    </style:style>
    <style:style style:name="T9" style:family="text">
      <style:text-properties officeooo:rsid="002cc18f"/>
    </style:style>
    <style:style style:name="T10" style:family="text">
      <style:text-properties officeooo:rsid="002e0639"/>
    </style:style>
    <style:style style:name="T11" style:family="text">
      <style:text-properties officeooo:rsid="0030dabd"/>
    </style:style>
    <style:style style:name="T12" style:family="text">
      <style:text-properties officeooo:rsid="00323ab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502 Architecture</text:p>
      <text:list xml:id="list7614446485456997823" text:style-name="L1">
        <text:list-item>
          <text:p text:style-name="P2">Modern computer architecture is based off aan architecture called the Van Neumann architecture. <text:s/>It’s divided into two main parts: <text:s/>A) CPU and B) memory.</text:p>
        </text:list-item>
        <text:list-item>
          <text:p text:style-name="P2">Structure of computer memory – Von Neumann architecture also says computer data and programs live In memory. <text:s/>Both are accessed and stored the same way.</text:p>
        </text:list-item>
        <text:list-item>
          <text:p text:style-name="P3">The CPU reads in instructions from memory one at a time and executes them in a fetch-execute cycle. <text:s/>To accomplish this, the CPU contains the following elements:</text:p>
          <text:list>
            <text:list-item>
              <text:p text:style-name="P3">CPU fetches from the <text:span text:style-name="T1">program counter (PC) </text:span>– holds the location of the next instruction to be executed</text:p>
            </text:list-item>
            <text:list-item>
              <text:p text:style-name="P3">The Program Counter passes on to the <text:span text:style-name="T1">instruction decoder</text:span> – figures out what the instruction means </text:p>
            </text:list-item>
            <text:list-item>
              <text:p text:style-name="P4">Data is stored and loaded memory locations on the <text:span text:style-name="T1">data bus</text:span> – the physical connection between the CPU and memory.</text:p>
            </text:list-item>
            <text:list-item>
              <text:p text:style-name="P4">The data bus can host <text:span text:style-name="T1">general &amp; special purpose registers</text:span> – memory locations used by <text:span text:style-name="T2">the CPU; general registers can be used for anything while special registers are reserved for specific purposes.</text:span></text:p>
            </text:list-item>
            <text:list-item>
              <text:p text:style-name="P5">Data is then passed to <text:span text:style-name="T1">arithmetic/logic unit</text:span> – decoded instructions are further processed and instructions are executed. <text:s/>After calculations are complete, results are placed on the bata bus in the appropriate locations specified by the instruction.</text:p>
            </text:list-item>
          </text:list>
        </text:list-item>
        <text:list-item>
          <text:p text:style-name="P6">The 6502 registers include an 8-bit accumulator (A), two 8-bit general index registers (X, Y), <text:s/>7 processor status flag bits (P), an 8-bit stack pointer (S), and a 16-bit program counter (PC).</text:p>
        </text:list-item>
        <text:list-item>
          <text:p text:style-name="P6">The stack’s address space is hardwired to memory page $01, i.e., the address range $0100-$01FF (256-511). <text:s/>Software access to the stack is done via four implied addressing mode instructions, whose <text:span text:style-name="T3">functions</text:span> are to push or pop (pull) the accumulator or the process status register. <text:s/>The same stack is also used for subroutine calls via JSR (Jump to Subroutine) and RTS (Return From Subroutine) instructions and for interrupt handling. <text:s/><text:span text:style-name="T4">Since the stack is 16 bit (1 word), it is possible to nest subroutines up to 128 levels deep.</text:span></text:p>
        </text:list-item>
        <text:list-item>
          <text:p text:style-name="P7">The processor status (P) is not directly accessible by any 6502 instruction, but have instructions that test the existence of status bits in the register:</text:p>
          <text:list>
            <text:list-item>
              <text:p text:style-name="P7">Bit 7; <text:s/>Negative (N) – set if the accumulator is set</text:p>
            </text:list-item>
            <text:list-item>
              <text:p text:style-name="P7">Bit 6; Overflow (V) – set if the arithmetic operation produces an invalid signed result. <text:s/>I.e, when adding results in a negative and subtracting results in a positive.</text:p>
            </text:list-item>
            <text:list-item>
              <text:p text:style-name="P8">Bit 5; unused.</text:p>
            </text:list-item>
            <text:list-item>
              <text:p text:style-name="P7">Bit <text:span text:style-name="T5">4</text:span>; Break (B) – <text:span text:style-name="T5">set if an interrupt is caused by the BRK instructin, reset if caused by an external interrupt</text:span></text:p>
            </text:list-item>
            <text:list-item>
              <text:p text:style-name="P8">Bit 3; Decimal (D) – set if decimal mode is active. <text:s/>NES does not have a decimal mode.</text:p>
            </text:list-item>
            <text:list-item>
              <text:p text:style-name="P8">Bit 2; IRQ Disable (I) – set if maskable interrupts are disabled. <text:s/><text:span text:style-name="T6">SEI instruction sets and and the CLI instruction clears.</text:span></text:p>
            </text:list-item>
            <text:list-item>
              <text:p text:style-name="P9">Bit 1; Zero (Z) – set if the result of the last operation was 0.</text:p>
            </text:list-item>
            <text:list-item>
              <text:p text:style-name="P9">Bit 0; Carry © - set if the last operation caused an overflow from bit 7 <text:span text:style-name="T7">(add produced a carry) </text:span>or an underflow from bit 0 <text:span text:style-name="T7">(subtraction produced a borrow)</text:span>.</text:p>
            </text:list-item>
            <text:list-item>
              <text:p text:style-name="P10">The 6502 has 13 addressing modes; ways of accessing memory:</text:p>
              <text:list>
                <text:list-item>
                  <text:p text:style-name="P10">immediate (#FF)- <text:span text:style-name="T8">value given is a number to be used immediately by the instruction. For example, LDA #$99 loads the value $99 into the accumulator.</text:span></text:p>
                </text:list-item>
                <text:list-item>
                  <text:p text:style-name="P11">absolute (FFFF) – value given is the 16-bit address of a memory location that contains the 8 bit value to be used. <text:s/>For example, STA $3E32 stores the present value of the accumulator in memory location $3E32.</text:p>
                </text:list-item>
                <text:list-item>
                  <text:p text:style-name="P11"><text:soft-page-break/>Zero page (FF) – <text:span text:style-name="T9">The first 256 memory locations ($0000-00FF) are called “zero page”. Instructions making use of zero page save memory by not using an extra $00 to indicate the high part of the address. <text:s/>For example, LDA $0023 works but uses an extra byte; LDA $23 is the zero page address</text:span></text:p>
                </text:list-item>
                <text:list-item>
                  <text:p text:style-name="P12">implied - instruction that does not reference memory. <text:s/>For example, CLC just clears the carry flag, DEX just decrements X register by one, TYA transfers the Y register to the accumulator</text:p>
                </text:list-item>
                <text:list-item>
                  <text:p text:style-name="P12">indirect absolute ((FFFF)) – Only used by JMP (jump). <text:s/>It takes the given address and uses it as a pointer to the low part of a 16 bit address in memory, then jumps to that address. <text:s/>For example, JMP ($2345), jump to address in $2345 low and $2346 high. <text:s/>So if $2345 contains $EA and $2346 contains $12, the next instruction executed is the one stored at $12EA.</text:p>
                </text:list-item>
                <text:list-item>
                  <text:p text:style-name="P13">Absolute indexed (FFFF, X) – the final address is found by taking the given address as a base and adding the current value of the X or Y register to it as an offset. <text:s/>For example, LDA $F453, X where X contains 3. <text:s/>Load the accumulator with the contents of address $F453 + 3 = $F456.</text:p>
                </text:list-item>
                <text:list-item>
                  <text:p text:style-name="P13">Zero page indexed (FF, X) – <text:span text:style-name="T10">same as absolute indexed but the given address is in the zero page thereby saving a byte of memory</text:span></text:p>
                </text:list-item>
                <text:list-item>
                  <text:p text:style-name="P14">indexed indirect ((FF, X)) – find the 16-bit address starting at the given location plus the current X register. <text:s/>The value is the contents of that address. <text:s/>For example, LDA ($B4, X) where X contains 6. <text:s/>This equates to $BA. <text:s/>If $BA and $BB contains $12 and $EE respectively, then the final address is $EE12. <text:s/></text:p>
                </text:list-item>
                <text:list-item>
                  <text:p text:style-name="P15">Indirect indexed ((FF), X) – Find the 16 bit address contained in the given location (and the one following). <text:s text:c="2"/>Add to the contents of the given register, fetch the value stored at that register. <text:s/>For example, LDA ($B4), Y – where Y contains 6. <text:s/>If $B4 contains $EE and $B5 contains $12 then the value at memory location $12EE <text:s/>+ Y (6) = $12F4 is fetched and put in the accumulator</text:p>
                </text:list-item>
                <text:list-item>
                  <text:p text:style-name="P15">relative <text:span text:style-name="T12">(assembler labels)</text:span> – <text:span text:style-name="T11">branch instructions use relative addressing. <text:s/>The next byte is a signed offset from the current address and the net sum is the address of the next instruction execute. For example, BNE $7F (branch on zero flag reset) will add 127 to the current program counter (address to execute) and start executing the instruction at that address.</text:span></text:p>
                </text:list-item>
                <text:list-item>
                  <text:p text:style-name="P16">Accumulator <text:s/>- the object of the instruction is the accumulator and need not be specifi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21:27:20.106943215</meta:creation-date>
    <dc:date>2017-06-28T21:39:32.759225476</dc:date>
    <meta:editing-duration>PT1H45M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1008" meta:character-count="5719" meta:non-whitespace-character-count="4718"/>
  </office:meta>
</office:document-meta>
</file>